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SIONACTIVITY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XTENSIONACTIVITY.EXTENSIONACTIVITY( ActivityInfo self , ScopeFrame scope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